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CompilerAdapterFactory.getCompiler( String compilerType , Task task , Ant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pCompilerAdapterFactory.JspCompilerAdap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pCompilerAdapterFactory.getCompiler( String compilerType ,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CompilerAdapterFactory.resolveClassName( String className , Ant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